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paragraph-properties fo:break-before="page"/>
    </style:style>
    <style:style style:name="P3" style:family="paragraph" style:parent-style-name="Text_20_body" style:list-style-name="L1"/>
    <style:style style:name="P4" style:family="paragraph" style:parent-style-name="Text_20_body" style:list-style-name="L1">
      <style:paragraph-properties fo:margin-top="0cm" fo:margin-bottom="0c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haupal P2P Community</text:h>
      <text:h text:style-name="Heading_20_2" text:outline-level="2">Contributor License Agreement ("Agreement")</text:h>
      <text:p text:style-name="Text_20_body">Thank you for your interest in the Chaupal P2P open source project represented by its owners at <text:a xlink:type="simple" xlink:href="http://code.google.com/p/chaupal/">http://code.google.com/p/chaupal/</text:a>.</text:p>
      <text:p text:style-name="Text_20_body">The form of license below is a document that clarifies the terms under which anyone may contribute software, bug fixes, configuration changes, documentation, or any other materials provided to the Project (each a "Contribution") to the project. We appreciate your participation in our project, and your help in improving the project, so we want you to understand what will be done with the Contributions. This license is for your protection as well as the protection of the Chaupal community and its licensees; it does not change your rights to use your own Contributions for any other purpose.</text:p>
      <text:p text:style-name="Text_20_body">If you have questions about these terms, please contact the owners of the Chaupal P2P Project at <text:a xlink:type="simple" xlink:href="http://code.google.com/p/chaupal/">http://code.google.com/p/chaupal/</text:a>. </text:p>
      <text:h text:style-name="Heading_20_3" text:outline-level="3">You and the Chaupal P2P community agree:</text:h>
      <text:list xml:id="list31698072" text:style-name="L1">
        <text:list-item>
          <text:p text:style-name="P4">You grant the Chaupal P2P community the ability to use the Contributions in any way. You hereby grant to the Chaupal P2P community, a non-exclusive, irrevocable, worldwide, royalty-free, sublicenseable, transferable license under all of Your relevant intellectual property rights (including copyright, patent, and any other rights), to use, copy, prepare derivative works of, distribute and publicly perform and display the Contributions on any licensing terms, including without limitation: (a) open source licenses like the Apache Software Foundation Licenses (ASF), GNU General Public License (GPL), the GNU Lesser General Public License (LGPL), the Common Public License, the MIT Licence (MIT) or the Berkeley Software Distribution license (BSD); and (b) binary, proprietary, or commercial licenses. Except for the licenses granted herein, You reserve all right, title, and interest in and to the Contribution.</text:p>
          <text:p text:style-name="P4"/>
        </text:list-item>
        <text:list-item>
          <text:p text:style-name="P4">You are able to grant us these rights. You represent that You are legally entitled to grant the above license. If Your employer has rights to intellectual property that You create, You represent that You have received permission to make the Contributions on behalf of that employer, or that Your employer has waived such rights for the Contributions.</text:p>
          <text:p text:style-name="P4"/>
        </text:list-item>
        <text:list-item>
          <text:p text:style-name="P4">The Contributions are your original work. You represent that the Contributions are Your original works of authorship, and to Your knowledge, no other person claims, or has the right to claim, any right in any invention or patent related to the Contributions. You also represent that You are not legally obligated, whether by entering into an agreement or otherwise, in any way that conflicts with the terms of this license. For example, if you have signed an agreement requiring you to assign the intellectual property rights in the Contributions to an employer or customer, that would conflict with the terms of this license.</text:p>
          <text:p text:style-name="P4"/>
        </text:list-item>
        <text:list-item>
          <text:p text:style-name="P4">We determine the code that is in our project. You understand that the decision to include the Contribution in any project or source repository is entirely that of the Chaupal P2P community, and this agreement does not guarantee that the Contributions will be included in any product.</text:p>
          <text:p text:style-name="P4"/>
        </text:list-item>
        <text:list-item>
          <text:p text:style-name="P3">No Implied Warranties. The Chaupal P2P community acknowledges that, except as <text:soft-page-break/>explicitly described in this Agreement, the Contribution is provided on an "AS IS" BASIS, WITHOUT WARRANTIES OR CONDITIONS OF ANY KIND, EITHER EXPRESS OR IMPLIED, INCLUDING, WITHOUT LIMITATION, ANY WARRANTIES OR CONDITIONS OF TITLE, NON-INFRINGEMENT, MERCHANTABILITY, OR FITNESS FOR A PARTICULAR PURPO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érôme Verstrynge</meta:initial-creator>
    <meta:creation-date>2011-03-25T09:00:52.62</meta:creation-date>
    <dc:date>2011-04-07T19:56:03.45</dc:date>
    <dc:creator>Jérôme Verstrynge</dc:creator>
    <meta:editing-duration>P12DT8H15M31S</meta:editing-duration>
    <meta:editing-cycles>5</meta:editing-cycles>
    <meta:generator>LibreOffice/3.3$Win32 LibreOffice_project/330m19$Build-6</meta:generator>
    <meta:printed-by>Jérôme Verstrynge</meta:printed-by>
    <meta:print-date>2011-03-26T12:06:05.73</meta:print-date>
    <meta:document-statistic meta:table-count="0" meta:image-count="0" meta:object-count="0" meta:page-count="2" meta:paragraph-count="11" meta:word-count="545" meta:character-count="3529"/>
  </office:meta>
</office:document-meta>
</file>